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tworkX Download</text:p>
      <text:p text:style-name="P1"/>
      <text:list xml:id="list1740001870" text:style-name="L1">
        <text:list-item>
          <text:p text:style-name="P2">Go to Networkx page: <text:s/><text:a xlink:type="simple" xlink:href="http://networkx.lanl.gov/">http://networkx.lanl.gov/</text:a></text:p>
        </text:list-item>
        <text:list-item>
          <text:p text:style-name="P2">Press Download link</text:p>
        </text:list-item>
        <text:list-item>
          <text:p text:style-name="P2">Source and binary releases → http://networkx.lanl.gov/download/networkx/<text:tab/></text:p>
        </text:list-item>
        <text:list-item>
          <text:p text:style-name="P2">Press networkx-1.6.tar.gz (latest version)</text:p>
        </text:list-item>
        <text:list-item>
          <text:p text:style-name="P2">Extract it <text:s/>( I did it in ~/NanoCAD)</text:p>
        </text:list-item>
        <text:list-item>
          <text:p text:style-name="P2">Run “sudo python setup.py install” to build and instal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dor </meta:initial-creator>
    <meta:creation-date>2011-12-21T14:09:51</meta:creation-date>
    <dc:date>2011-12-22T15:29:27</dc:date>
    <dc:creator>administrador </dc:creator>
    <meta:editing-duration>PT12M22S</meta:editing-duration>
    <meta:editing-cycles>2</meta:editing-cycles>
    <meta:generator>LibreOffice/3.4$Linux LibreOffice_project/340m1$Build-302</meta:generator>
    <meta:document-statistic meta:table-count="0" meta:image-count="0" meta:object-count="0" meta:page-count="1" meta:paragraph-count="7" meta:word-count="43" meta:character-count="301" meta:non-whitespace-character-count="268"/>
  </office:meta>
</office:document-meta>
</file>